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4"/>
          <table:table-cell office:value-type="string" calcext:value-type="string">
            <text:p>Daniel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/>
          <table:table-cell office:value-type="string" calcext:value-type="string">
            <text:p>Begrüßung / Einleitung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aniel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g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Jan</text:p>
          </table:table-cell>
          <table:table-cell/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string" calcext:value-type="string">
            <text:p>Elte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tation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Ja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Zufall-Problem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aniel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ion zu Fitness für n=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mum Optimum Abweichung zunehmend n=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rchschnittliche Fitness konst Mut</text:p>
          </table:table-cell>
          <table:table-cell/>
          <table:table-cell office:value-type="string" calcext:value-type="string">
            <text:p>Ja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urchschnittliche Fitness inc Mut</text:p>
          </table:table-cell>
          <table:table-cell/>
          <table:table-cell office:value-type="string" calcext:value-type="string">
            <text:p>Ja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ergleich beider Mutarten für n=4</text:p>
          </table:table-cell>
          <table:table-cell/>
          <table:table-cell office:value-type="string" calcext:value-type="string">
            <text:p>Ja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ergleich beider Mutarten für n=32</text:p>
          </table:table-cell>
          <table:table-cell table:style-name="ce1"/>
          <table:table-cell office:value-type="string" calcext:value-type="string">
            <text:p>Ja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Zusammenfass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SUM([.E1:.E15])" office:value-type="float" office:value="9" calcext:value-type="float">
            <text:p>9</text:p>
          </table:table-cell>
          <table:table-cell table:formula="of:=SUM([.F1:.F15])" office:value-type="float" office:value="9.5" calcext:value-type="float">
            <text:p>9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5:08:45.243000000</meta:creation-date>
    <dc:date>2016-11-28T16:01:02.843000000</dc:date>
    <meta:editing-duration>PT41M42S</meta:editing-duration>
    <meta:editing-cycles>3</meta:editing-cycles>
    <meta:generator>LibreOffice/4.2.5.2$Windows_x86 LibreOffice_project/61cb170a04bb1f12e77c884eab9192be736ec5f5</meta:generator>
    <meta:document-statistic meta:table-count="1" meta:cell-count="51" meta:object-count="0"/>
  </office:meta>
</office:document-meta>
</file>